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3.097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fo:font-weight="bold" officeooo:rsid="00091b19" officeooo:paragraph-rsid="000c1f23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fo:font-weight="bold" officeooo:rsid="000a417d" officeooo:paragraph-rsid="000a417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fo:font-weight="bold" officeooo:rsid="000df556" officeooo:paragraph-rsid="000df55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none" fo:font-weight="bold" officeooo:rsid="000a417d" officeooo:paragraph-rsid="000a417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none" fo:font-weight="bold" officeooo:rsid="000c1f23" officeooo:paragraph-rsid="000c1f2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13.097cm"/>
        </style:tab-stops>
      </style:paragraph-properties>
      <style:text-properties fo:font-style="normal" style:text-underline-style="none" fo:font-weight="bold" officeooo:rsid="000df556" officeooo:paragraph-rsid="000df55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13.097cm"/>
        </style:tab-stops>
      </style:paragraph-properties>
      <style:text-properties fo:color="#c9211e" fo:font-style="italic" style:text-underline-style="solid" style:text-underline-width="auto" style:text-underline-color="font-color" fo:font-weight="bold" officeooo:rsid="00091b19" officeooo:paragraph-rsid="00091b19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rsid="000df556" officeooo:paragraph-rsid="000df556"/>
    </style:style>
    <style:style style:name="P12" style:family="paragraph" style:parent-style-name="Standard">
      <loext:graphic-properties draw:fill="solid" draw:fill-color="#ffffce"/>
      <style:paragraph-properties fo:margin-top="0cm" fo:margin-bottom="0cm" loext:contextual-spacing="false" fo:line-height="100%" fo:background-color="#ffffc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Standard">
      <loext:graphic-properties draw:fill="solid" draw:fill-color="#ffffce"/>
      <style:paragraph-properties fo:margin-top="0cm" fo:margin-bottom="0cm" loext:contextual-spacing="false" fo:line-height="100%" fo:background-color="#ffffc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355cm" fo:margin-right="0cm" fo:margin-top="0.494cm" fo:margin-bottom="0.042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1">
      <loext:graphic-properties draw:fill="solid" draw:fill-color="#ffffff"/>
      <style:paragraph-properties fo:margin-left="1.355cm" fo:margin-right="0cm" fo:margin-top="0cm" fo:margin-bottom="0.042cm" loext:contextual-spacing="false" fo:line-height="100%" fo:text-indent="-0.635cm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1.355cm" fo:margin-right="0cm" fo:margin-top="0.494cm" fo:margin-bottom="0.042cm" loext:contextual-spacing="false" fo:line-height="100%" fo:text-indent="0cm" style:auto-text-indent="false" fo:background-color="#ffffff"/>
      <style:text-properties fo:color="#202122" style:font-name="Arial1" fo:font-size="10.5pt" fo:font-weight="bold" style:font-name-asian="Times New Roman1" style:font-size-asian="10.5pt" style:language-asian="ru" style:country-asian="RU" style:font-weight-asian="bold" style:font-name-complex="Arial2" style:font-size-complex="10.5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.494cm" fo:margin-bottom="0.042cm" loext:contextual-spacing="false" fo:line-height="100%" fo:background-color="#ffffff"/>
    </style:style>
    <style:style style:name="P18" style:family="paragraph" style:parent-style-name="Standard">
      <loext:graphic-properties draw:fill="solid" draw:fill-color="#ffffff"/>
      <style:paragraph-properties fo:margin-top="0.494cm" fo:margin-bottom="0.042cm" loext:contextual-spacing="false" fo:line-height="100%" fo:background-color="#ffffff"/>
      <style:text-properties fo:color="#202122" style:font-name="Arial1" fo:font-size="10.5pt" style:font-name-asian="Times New Roman1" style:font-size-asian="10.5pt" style:language-asian="ru" style:country-asian="RU" style:font-name-complex="Arial2" style:font-size-complex="10.5pt"/>
    </style:style>
    <style:style style:name="P19" style:family="paragraph" style:parent-style-name="Standard">
      <loext:graphic-properties draw:fill="solid" draw:fill-color="#ffffff"/>
      <style:paragraph-properties fo:margin-left="0.609cm" fo:margin-right="0cm" fo:margin-top="0.494cm" fo:margin-bottom="0.042cm" loext:contextual-spacing="false" fo:line-height="100%" fo:text-indent="0cm" style:auto-text-indent="false" fo:background-color="#ffffff"/>
    </style:style>
    <style:style style:name="P20" style:family="paragraph" style:parent-style-name="Standard" style:master-page-name="Standard">
      <style:paragraph-properties style:page-number="auto"/>
      <style:text-properties fo:color="#c9211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1" style:family="paragraph" style:parent-style-name="HTML_20_Preformatted">
      <loext:graphic-properties draw:fill="solid" draw:fill-color="#ffffce"/>
      <style:paragraph-properties fo:background-color="#ffffce"/>
    </style:style>
    <style:style style:name="P22" style:family="paragraph" style:parent-style-name="HTML_20_Preformatted">
      <loext:graphic-properties draw:fill="solid" draw:fill-color="#ffffce"/>
      <style:paragraph-properties fo:background-color="#ffffce"/>
      <style:text-properties fo:color="#000000"/>
    </style:style>
    <style:style style:name="P23" style:family="paragraph" style:parent-style-name="Normal_20__28_Web_29_">
      <loext:graphic-properties draw:fill="solid" draw:fill-color="#ffffff"/>
      <style:paragraph-properties fo:margin-top="0.212cm" fo:margin-bottom="0.212cm" loext:contextual-spacing="false" fo:background-color="#ffffff"/>
    </style:style>
    <style:style style:name="P24" style:family="paragraph" style:parent-style-name="List_20_Paragraph" style:list-style-name="WWNum2">
      <loext:graphic-properties draw:fill="solid" draw:fill-color="#ffffff"/>
      <style:paragraph-properties fo:margin-top="0.494cm" fo:margin-bottom="0.042cm" loext:contextual-spacing="true" fo:line-height="100%" fo:background-color="#ffffff"/>
    </style:style>
    <style:style style:name="P25" style:family="paragraph" style:parent-style-name="List_20_Paragraph" style:list-style-name="WWNum2">
      <loext:graphic-properties draw:fill="solid" draw:fill-color="#ffffff"/>
      <style:paragraph-properties fo:margin-top="0cm" fo:margin-bottom="0.042cm" loext:contextual-spacing="true" fo:line-height="100%"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202122" style:font-name="Arial1" fo:font-size="10.5pt" style:font-size-asian="10.5pt" style:font-name-complex="Arial2" style:font-size-complex="10.5pt"/>
    </style:style>
    <style:style style:name="T6" style:family="text">
      <style:text-properties fo:color="#202122" style:font-name="Arial1" fo:font-size="10.5pt" fo:font-weight="bold" style:font-name-asian="Times New Roman1" style:font-size-asian="10.5pt" style:language-asian="ru" style:country-asian="RU" style:font-weight-asian="bold" style:font-name-complex="Arial2" style:font-size-complex="10.5pt" style:font-weight-complex="bold"/>
    </style:style>
    <style:style style:name="T7" style:family="text">
      <style:text-properties fo:color="#202122" style:font-name="Arial1" fo:font-size="10.5pt" fo:font-weight="bold" style:font-name-asian="Times New Roman1" style:font-size-asian="10.5pt" style:language-asian="ru" style:country-asian="RU" style:font-weight-asian="bold" style:font-name-complex="Arial2" style:font-size-complex="10.5pt"/>
    </style:style>
    <style:style style:name="T8" style:family="text">
      <style:text-properties fo:color="#202122" style:font-name="Arial1" fo:font-size="10.5pt" style:font-name-asian="Times New Roman1" style:font-size-asian="10.5pt" style:language-asian="ru" style:country-asian="RU" style:font-name-complex="Arial2" style:font-size-complex="10.5pt"/>
    </style:style>
    <style:style style:name="T9" style:family="text">
      <style:text-properties officeooo:rsid="00084ff4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91b19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df556" style:font-weight-asian="bold" style:font-weight-complex="bold"/>
    </style:style>
    <style:style style:name="T15" style:family="text">
      <style:text-properties officeooo:rsid="000a417d"/>
    </style:style>
    <style:style style:name="T16" style:family="text">
      <style:text-properties officeooo:rsid="000df556"/>
    </style:style>
    <style:style style:name="T17" style:family="text">
      <style:text-properties fo:color="#c9211e" fo:font-weight="bold" officeooo:rsid="00084ff4" style:font-weight-asian="bold" style:font-weight-complex="bold"/>
    </style:style>
    <style:style style:name="T18" style:family="text">
      <style:text-properties fo:color="#c9211e" style:text-underline-style="solid" style:text-underline-width="auto" style:text-underline-color="font-color"/>
    </style:style>
    <style:style style:name="T19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c9211e" style:text-underline-style="solid" style:text-underline-width="auto" style:text-underline-color="font-color" fo:font-weight="bold" officeooo:rsid="000df556" style:font-weight-asian="bold" style:font-weight-complex="bold"/>
    </style:style>
    <style:style style:name="T21" style:family="text">
      <style:text-properties fo:color="#c9211e" style:text-underline-style="solid" style:text-underline-width="auto" style:text-underline-color="font-color" fo:font-weight="bold" officeooo:rsid="00091b1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Анализ угроз</text:p>
      <text:p text:style-name="Standard"/>
      <text:p text:style-name="Standard"/>
      <text:p text:style-name="Standard"/>
      <text:p text:style-name="Standard"><text:s text:c="9"/>Целью анализа является выявление сходств для составления однородного текста, представляющего из себя общую Конституцию. А также выявление различий для наблюдения за разным развитием правового государства.</text:p>
      <text:p text:style-name="Standard"><text:s text:c="10"/>В каждой конституции есть разделы, отвечающие за права и свободы человека, а также обговаривающие основы избирательного права.</text:p>
      <text:p text:style-name="Standard"><text:s text:c="10"/>В качестве примера кратко разберем конституцию США, с ее основными положениями, после чего приступим к анализу и сравнению между собой Конституций разных стран. Начать с Соединенных Штатов стоит потому что многие государства при разработке собственных Конституций за основу брали правовые акты именно этой страны. <text:span text:style-name="T9">( </text:span><text:span text:style-name="T17">какие именно</text:span><text:span text:style-name="T9">)</text:span></text:p>
      <text:p text:style-name="Standard"><text:s text:c="8"/><text:line-break/> <text:s text:c="7"/>Прежде чем разбирать всю Конституцию США, нужно рассмотреть такой акт как «Билль о Правах». Если говорить простым языком, то «Билль о Правах» это свод законов (поправок к конституции) гарантирующие права и свободы человека. Начинать именно с этого правового акта нужно из-за того, что защита прав и свобод гражданина той или иной страны являются основополагающим фактором правового государства.</text:p>
      <text:p text:style-name="Standard"><text:s text:c="7"/>Рассмотрим некоторые из них:<text:span text:style-name="T9">( </text:span><text:span text:style-name="T17">НЕНАДО</text:span><text:span text:style-name="T9"> )</text:span></text:p>
      <text:p text:style-name="Standard">*<text:span text:style-name="T1">1-ая поправка</text:span>-говорит о светском государстве, то есть против установления религии и установление гарантий свободы слова:<text:span text:style-name="T16">( </text:span><text:span text:style-name="T20">Проблема в исламе</text:span><text:span text:style-name="T14">) Цель ислама-глобальный халифат.</text:span></text:p>
      <text:p text:style-name="P11"><text:span text:style-name="T12">Не вписывается в рамки данной поправки. Не можешь бороться с халифатом, то есть борешься с конституцией в <text:s/>виде поправки. Ни одна конституция не защищает от тоталитарного гос-ва в виде религии. Светсукое гос-во не защищает от данной угрозы.</text:span></text:p>
      <text:p text:style-name="P11"><text:span text:style-name="T12"/></text:p>
      <text:p text:style-name="P11"><text:span text:style-name="T12"/></text:p>
      <text:p text:style-name="P11"><text:span text:style-name="T12">В</text:span><text:span text:style-name="T19"> японии </text:span><text:span text:style-name="T12">нельзя получить вид на жительсвто мусульманам( единичные случаи есть, но основная практика такая)</text:span></text:p>
      <text:p text:style-name="P21">"<text:span text:style-name="T2">Конгресс не должен издавать ни одного закона, относящегося к</text:span></text:p>
      <text:p text:style-name="P21"><text:span text:style-name="T2">установлению религии либо запрещающего свободное ее <text:s/>исповедание,</text:span></text:p>
      <text:p text:style-name="P21"><text:span text:style-name="T2">либо <text:s/>ограничивающего свободу слова или печати, <text:s/>или право народа</text:span></text:p>
      <text:p text:style-name="P21"><text:span text:style-name="T2">мирно собираться и обращаться <text:s/>к <text:s/>правительству <text:s/>с <text:s/>петициями <text:s/>об</text:span></text:p>
      <text:p text:style-name="P21"><text:span text:style-name="T2">удовлетворении жалоб.</text:span>"</text:p>
      <text:p text:style-name="Standard">*<text:span text:style-name="T1">Поправка 4</text:span> заключает в себе гарантии по защите личности: <text:span text:style-name="T13">(</text:span><text:span text:style-name="T21">не работает)(преступление=наказание)</text:span></text:p>
      <text:p text:style-name="P21">"<text:span text:style-name="T2"> Право народа <text:s text:c="2"/>на <text:s text:c="2"/>гарантии <text:s text:c="2"/>неприкосновенности <text:s/>личности,</text:span></text:p>
      <text:p text:style-name="P21"><text:span text:style-name="T2">жилища, <text:s/>бумаг и имущества от необоснованных обысков и арестов не</text:span></text:p>
      <text:p text:style-name="P21"><text:span text:style-name="T2">должно <text:s/>нарушаться, <text:s/>и <text:s/>никакие ордера не должны выдаваться иначе</text:span></text:p>
      <text:p text:style-name="P21"><text:span text:style-name="T2">как при достаточных к тому <text:s/>основаниях, <text:s/>подтвержденных <text:s/>присягой</text:span></text:p>
      <text:p text:style-name="P21"><text:span text:style-name="T2">либо <text:s/>заявлением, <text:s/>и <text:s/>с <text:s/>подробным <text:s/>описанием места, <text:s/>подлежащего</text:span></text:p>
      <text:p text:style-name="P21"><text:span text:style-name="T2">обыску, и лиц или предметов, подлежащих аресту.</text:span>"</text:p>
      <text:p text:style-name="P22"><text:soft-page-break/></text:p>
      <text:p text:style-name="Standard">*<text:span text:style-name="T1">5-ая поправка</text:span> по сути своей является презумпцией невиновности, а также обговаривает процесс делопроизводства по делам правонарушителей.<text:tab/></text:p>
      <text:p text:style-name="P21">«<text:span text:style-name="T2">Ни одно лицо не должно <text:s/>привлекаться <text:s/>к <text:s/>ответственности <text:s/>за</text:span></text:p>
      <text:p text:style-name="P21"><text:span text:style-name="T2">преступление, <text:s text:c="2"/>караемое <text:s text:c="2"/>смертью, <text:s text:c="2"/>либо <text:s text:c="2"/>за <text:s text:c="2"/>иное <text:s/>позорящее</text:span></text:p>
      <text:p text:style-name="P21"><text:span text:style-name="T2">преступление <text:s/>иначе <text:s/>как <text:s/>по <text:s/>представлению <text:s/>или <text:s text:c="2"/>обвинительному</text:span></text:p>
      <text:p text:style-name="P21"><text:span text:style-name="T2">заключению <text:s/>большого <text:s/>жюри, <text:s/>за <text:s/>исключением дел, <text:s/>возбуждаемых в</text:span></text:p>
      <text:p text:style-name="P21"><text:span text:style-name="T2">сухопутных или морских <text:s/>частях <text:s/>либо <text:s/>в <text:s/>милиции, <text:s/>призванной <text:s/>на</text:span></text:p>
      <text:p text:style-name="P21"><text:span text:style-name="T2">действительную <text:s/>службу <text:s/>во время войны или опасности, <text:s/>угрожающей</text:span></text:p>
      <text:p text:style-name="P21"><text:span text:style-name="T2">обществу; <text:s/>ни одно лицо не должно за одно и то же <text:s/>правонарушение</text:span></text:p>
      <text:p text:style-name="P21"><text:span text:style-name="T2">дважды подвергаться угрозе лишения жизни или телесного наказания,</text:span></text:p>
      <text:p text:style-name="P21"><text:span text:style-name="T2">не <text:s text:c="2"/>должно <text:s text:c="2"/>принуждаться <text:s text:c="2"/>в <text:s text:c="3"/>каком-либо <text:s text:c="3"/>уголовном <text:s text:c="3"/>деле</text:span></text:p>
      <text:p text:style-name="P21"><text:span text:style-name="T2">свидетельствовать против себя, <text:s/>не должно лишаться жизни, свободы</text:span></text:p>
      <text:p text:style-name="P21"><text:span text:style-name="T2">либо <text:s/>собственности <text:s/>без <text:s/>должной <text:s/>правовой <text:s/>процедуры; <text:s text:c="2"/>частная</text:span></text:p>
      <text:p text:style-name="P21"><text:span text:style-name="T2">собственность <text:s/>не <text:s/>должна <text:s/>изыматься <text:s/>для <text:s/>общественных <text:s/>нужд без</text:span></text:p>
      <text:p text:style-name="P21"><text:span text:style-name="T2">справедливого вознаграждения.»</text:span></text:p>
      <text:p text:style-name="Standard"/>
      <text:p text:style-name="Standard">*<text:span text:style-name="T1">9-ая поправка</text:span> исключает возможность закрепление закона или прав, которые будет противоречить с другими законами и правами, уже закрепленными в Конституции Соединенных Штатов Америки.</text:p>
      <text:p text:style-name="P21">«<text:span text:style-name="T2">Перечисление в <text:s/>Конституции <text:s/>определенных <text:s/>прав <text:s/>не <text:s text:c="2"/>должно</text:span></text:p>
      <text:p text:style-name="P12"><text:span text:style-name="T3">толковаться <text:s/>как отрицание или умаление других прав, <text:s/>сохраняемых</text:span></text:p>
      <text:p text:style-name="P12"><text:span text:style-name="T3">за народом.».</text:span></text:p>
      <text:p text:style-name="P13"/>
      <text:p text:style-name="P1"/>
      <text:p text:style-name="Standard"/>
      <text:p text:style-name="Standard"><text:span text:style-name="T1">*14 поправка </text:span>обговаривает процесс получения гражданства, а также прав и обязанностей связанных с получением этого гражданства. (Важно отметить что подобный раздел также присутствует в Конституциях других стран.)</text:p>
      <text:p text:style-name="P21"><text:span text:style-name="T1">«</text:span><text:span text:style-name="T4">Раздел 1.</text:span><text:span text:style-name="T2"> <text:s text:c="2"/>Все <text:s/>лица, <text:s/>родившиеся <text:s/>или <text:s/>натурализованные <text:s/>в</text:span></text:p>
      <text:p text:style-name="P21"><text:span text:style-name="T2">Соединенных <text:s/>штатах <text:s/>и <text:s/>подчиненные <text:s text:c="2"/>их <text:s text:c="2"/>юрисдикции, <text:s text:c="2"/>являются</text:span></text:p>
      <text:p text:style-name="P21"><text:span text:style-name="T2">гражданами Соединенных Штатов и того штата, где они проживают. Ни</text:span></text:p>
      <text:p text:style-name="P21"><text:span text:style-name="T2">один из штатов не должен издавать или применять <text:s/>законы, <text:s/>которые</text:span></text:p>
      <text:p text:style-name="P21"><text:span text:style-name="T2">ограничивают привилегии и льготы граждан Соединенных Штатов; и не</text:span></text:p>
      <text:p text:style-name="P21"><text:span text:style-name="T2">может какой-либо штат лишать какое-либо лицо жизни, <text:s/>свободы <text:s/>или</text:span></text:p>
      <text:p text:style-name="P21"><text:span text:style-name="T2">собственности <text:s text:c="2"/>без <text:s text:c="2"/>надлежащей <text:s/>правовой <text:s/>процедуры; <text:s/>не <text:s/>может</text:span></text:p>
      <text:p text:style-name="P21"><text:span text:style-name="T2">отказывать какому-либо лицу в пределах своей юрисдикции в <text:s/>равной</text:span></text:p>
      <text:p text:style-name="P21"><text:span text:style-name="T2">защите на основе законов.»</text:span></text:p>
      <text:p text:style-name="P2"/>
      <text:p text:style-name="Standard">*<text:span text:style-name="T1">19 поправка</text:span> закрепляет за гражданами избирательное право:</text:p>
      <text:p text:style-name="P21">«<text:span text:style-name="T2">Право голоса <text:s text:c="2"/>граждан <text:s text:c="2"/>Соединенных <text:s text:c="2"/>Штатов <text:s text:c="2"/>не <text:s text:c="3"/>должно</text:span></text:p>
      <text:p text:style-name="P21"><text:span text:style-name="T2">оспариваться <text:s text:c="2"/>или <text:s text:c="2"/>ограничиваться <text:s text:c="2"/>Соединенными <text:s text:c="2"/>Штатами <text:s/>или</text:span></text:p>
      <text:p text:style-name="P21"><text:span text:style-name="T2">каким-либо штатом по признаку пола.</text:span></text:p>
      <text:p text:style-name="P21"><text:span text:style-name="T2"><text:s text:c="5"/>Конгресс имеет <text:s/>право <text:s/>обеспечивать <text:s text:c="2"/>исполнение <text:s text:c="2"/>положений</text:span></text:p>
      <text:p text:style-name="P21"><text:span text:style-name="T2">настоящей <text:s text:c="3"/>статьи <text:s text:c="3"/>посредством <text:s text:c="3"/>принятия <text:s text:c="2"/>соответствующего</text:span></text:p>
      <text:p text:style-name="P21"><text:span text:style-name="T2">законодательства.»</text:span></text:p>
      <text:p text:style-name="Standard"/>
      <text:p text:style-name="Standard">Мы рассмотрели некоторые поправки, на примере которых можно увидеть закрепление основных прав и свобод человека и гражданина.</text:p>
      <text:p text:style-name="Standard">Помимо прав и свобод в конституции также записаны основы политического строя страны, то есть обговаривается законодательная, исполнительная и судебная власть, и за кем она закреплена. <text:soft-page-break/>Также, обговаривается процесс в котором избирается данные органы.<text:line-break/>Рассмотрим некоторые из статей относящиеся к данному вопросу:</text:p>
      <text:p text:style-name="Standard"><text:span text:style-name="T1">*1-ая статья. </text:span>В данной статье как раз закреплен орган несущий в себе законодательную власть.</text:p>
      <text:p text:style-name="P21">«<text:span text:style-name="T4">Статья I</text:span></text:p>
      <text:p text:style-name="P21"><text:span text:style-name="T4"><text:s text:c="5"/>Раздел 1.</text:span><text:span text:style-name="T2"> <text:s text:c="2"/>Все <text:s text:c="2"/>законодательные <text:s text:c="2"/>полномочия, <text:s text:c="3"/>настоящим</text:span></text:p>
      <text:p text:style-name="P21"><text:span text:style-name="T2">установленные, <text:s/>принадлежат Конгрессу Соединенных Штатов, который</text:span></text:p>
      <text:p text:style-name="P21"><text:span text:style-name="T2">состоит из Сената и Палаты представителей.»</text:span></text:p>
      <text:p text:style-name="Standard"><text:s/></text:p>
      <text:p text:style-name="Standard">*<text:span text:style-name="T1">2-ая статья. </text:span>В данной статье обговариваются полномочия президента, а также процесс его избрания. Президент является органом исполнительной власти. </text:p>
      <text:p text:style-name="P21">«<text:span text:style-name="T4">Статья II</text:span></text:p>
      <text:p text:style-name="P21"><text:span text:style-name="T4"><text:s text:c="5"/>Раздел 1.</text:span><text:span text:style-name="T2"> <text:s/>Исполнительная <text:s/>власть предоставляется Президенту</text:span></text:p>
      <text:p text:style-name="P21"><text:span text:style-name="T2">Соединенных <text:s/>Штатов. <text:s/>Он <text:s/>занимает <text:s/>свою <text:s/>должность <text:s text:c="2"/>в <text:s text:c="2"/>течение</text:span></text:p>
      <text:p text:style-name="P21"><text:span text:style-name="T2">четырехлетнего <text:s/>срока и вместе с Вице-президентом, <text:s/>выбираемым на</text:span></text:p>
      <text:p text:style-name="P21"><text:span text:style-name="T2">тот же срок, избирается следующим образом.»</text:span></text:p>
      <text:p text:style-name="Standard"/>
      <text:p text:style-name="P21"><text:span text:style-name="T1">*3 статья. </text:span>Закрепляет в себе судебную власть.<text:line-break/>«<text:span text:style-name="T4">Статья III</text:span></text:p>
      <text:p text:style-name="P21"><text:span text:style-name="T4"><text:s text:c="5"/>Раздел 1.</text:span><text:span text:style-name="T2"> Судебная власть Соединенных Штатов предоставляется</text:span></text:p>
      <text:p text:style-name="P21"><text:span text:style-name="T2">одному Верховному суду и <text:s/>такому <text:s/>количеству <text:s/>нижестоящих <text:s/>судов,</text:span></text:p>
      <text:p text:style-name="P21"><text:span text:style-name="T2">которое <text:s/>Конгресс <text:s/>может <text:s/>по необходимости установить и учредить.</text:span></text:p>
      <text:p text:style-name="P21"><text:span text:style-name="T2">Судьи как Верховного, <text:s/>так <text:s/>и <text:s/>нижестоящих <text:s/>судов <text:s/>занимают <text:s/>свои</text:span></text:p>
      <text:p text:style-name="P21"><text:span text:style-name="T2">должности, <text:s/>пока поведение их безупречно, и в установленное время</text:span></text:p>
      <text:p text:style-name="P21"><text:span text:style-name="T2">получают за свою службу вознаграждение, <text:s/>которое <text:s/>не <text:s/>может <text:s/>быть</text:span></text:p>
      <text:p text:style-name="P21"><text:span text:style-name="T2">уменьшено во время нахождения их в должности.»</text:span></text:p>
      <text:p text:style-name="P3"><text:tab/></text:p>
      <text:p text:style-name="P3"/>
      <text:p text:style-name="P3">Исходя из перечисленных статей и поправок можно сделать вывод что Конституцию США можно разделить на две части. В первую мы отнесем раздел обговаривающий права и свободы, а во второй законы закрепляющие политический строй. Также можно отметить третью часть, несущую в себе формальный вид, ею является преамбула. </text:p>
      <text:p text:style-name="P3"/>
      <text:p text:style-name="P3">Как уже было сказано ранее, большая часть стран создавали свои Конституции на основе Законодательных актов Соединенных Штатов Америки. В следствии чего можно прийти к выводу, что Конституции других стран так же можно разделить на три части. На основе данных убеждений приступим к рассмотрению и анализу оставшихся Конституций в попытке преобразования их к единому документу.</text:p>
      <text:p text:style-name="P3"/>
      <text:p text:style-name="P3"/>
      <text:p text:style-name="P23"><text:s text:c="13"/>Для того что бы разобрать Конституции нужно привести каждую к определенной структуре. <text:line-break/>Начнем с основных частей которые мы отметили ранее, таких как: Права и свободы, Политический строй. Несомненно в каждой из Конституций есть структурированные части отличающиеся от других. Для примера возьмем структуру Конституцию Чехии:</text:p>
      <text:p text:style-name="P23"><text:line-break/><text:span text:style-name="T5">Чешская конституция состоит из Преамбулы и 8 Глав:</text:span></text:p>
      <text:list xml:id="list3231967470" text:style-name="WWNum1">
        <text:list-item>
          <text:p text:style-name="P14"><text:soft-page-break/><text:span text:style-name="T6">Основные положения</text:span><text:span text:style-name="T8"> (статьи 1—14)</text:span></text:p>
        </text:list-item>
        <text:list-item>
          <text:p text:style-name="P15"><text:span text:style-name="T6">Законодательная власть</text:span><text:span text:style-name="T8"> (статьи 15—53)</text:span></text:p>
        </text:list-item>
        <text:list-item>
          <text:p text:style-name="P15"><text:span text:style-name="T6">Исполнительная власть</text:span><text:span text:style-name="T8"> (статьи 54—80)</text:span></text:p>
        </text:list-item>
        <text:list-item>
          <text:p text:style-name="P15"><text:span text:style-name="T6">Судебная власть</text:span><text:span text:style-name="T8"> (статьи 81—96)</text:span></text:p>
        </text:list-item>
        <text:list-item>
          <text:p text:style-name="P15"><text:span text:style-name="T6">Верховное контрольное управление</text:span><text:span text:style-name="T8"> (статья 97)</text:span></text:p>
        </text:list-item>
        <text:list-item>
          <text:p text:style-name="P15"><text:span text:style-name="T6">Чешский национальный банк</text:span><text:span text:style-name="T8"> (статья 98)</text:span></text:p>
        </text:list-item>
        <text:list-item>
          <text:p text:style-name="P15"><text:span text:style-name="T6">Территориальное самоуправление</text:span><text:span text:style-name="T8"> (статьи 99—105)</text:span></text:p>
        </text:list-item>
        <text:list-item>
          <text:p text:style-name="P15"><text:span text:style-name="T6">Переходные и заключительные положения</text:span><text:span text:style-name="T8"> (статьи 106—113)</text:span></text:p>
        </text:list-item>
      </text:list>
      <text:p text:style-name="P16"/>
      <text:p text:style-name="P17"><text:span text:style-name="T8"><text:s text:c="11"/>Первая, вторая и третья глава относится к закреплению политического строя страны, почему я и объединил их в одну часть. Также мы видим упоминание преамбулы, которую я так же отнес к структурной части Конституции.</text:span></text:p>
      <text:p text:style-name="P18"/>
      <text:p text:style-name="P17"><text:span text:style-name="T8"><text:s text:c="10"/>Для выявление общих частей рассмотрим структуры конституции еще некоторых стран</text:span></text:p>
      <text:p text:style-name="P17"><text:span text:style-name="T8">Конституция Японии.</text:span></text:p>
      <text:list xml:id="list1598494421" text:style-name="WWNum2">
        <text:list-item>
          <text:p text:style-name="P24"><text:span text:style-name="T7">Император </text:span></text:p>
        </text:list-item>
        <text:list-item>
          <text:p text:style-name="P25"><text:span text:style-name="T7">Отказ от войны</text:span></text:p>
        </text:list-item>
        <text:list-item>
          <text:p text:style-name="P25"><text:span text:style-name="T7">Права и обязанности народа</text:span></text:p>
        </text:list-item>
        <text:list-item>
          <text:p text:style-name="P25"><text:span text:style-name="T7">Парламент</text:span></text:p>
        </text:list-item>
        <text:list-item>
          <text:p text:style-name="P25"><text:span text:style-name="T7">Кабинет</text:span></text:p>
        </text:list-item>
        <text:list-item>
          <text:p text:style-name="P25"><text:span text:style-name="T7">Правосудие</text:span></text:p>
        </text:list-item>
        <text:list-item>
          <text:p text:style-name="P25"><text:span text:style-name="T7">Финансы</text:span></text:p>
        </text:list-item>
        <text:list-item>
          <text:p text:style-name="P25"><text:span text:style-name="T7">Местное самоуправление </text:span></text:p>
        </text:list-item>
        <text:list-item>
          <text:p text:style-name="P25"><text:span text:style-name="T7">Поправки</text:span></text:p>
        </text:list-item>
        <text:list-item>
          <text:p text:style-name="P25"><text:span text:style-name="T7">Верховный закон</text:span></text:p>
        </text:list-item>
        <text:list-item>
          <text:p text:style-name="P25"><text:span text:style-name="T7">Дополнительные положения</text:span></text:p>
        </text:list-item>
      </text:list>
      <text:p text:style-name="P19"><text:span text:style-name="T8"><text:s text:c="5"/>На примере предыдущих стран можно отсортировать общие положения, такие как:</text:span></text:p>
      <text:p text:style-name="P19"><text:span text:style-name="T7">Политический строй</text:span><text:span text:style-name="T8">, в который входят такие главы как: Император, Парламент, кабинет, Местное самоуправление.</text:span></text:p>
      <text:p text:style-name="P19"><text:span text:style-name="T7">Права и обязанности граждан: </text:span><text:span text:style-name="T8">Права и обязанности народа, правосудие.</text:span><text:bookmark text:name="_GoBack"/><text:span text:style-name="T8"><text:line-break/></text:span></text:p>
      <text:p text:style-name="P10">США:</text:p>
      <text:p text:style-name="P4">Вявление потенциальных угроз, которые могут возникнуть для рядовых граждан. Как конституции защищают, от угроз.<text:line-break/>Пример угроз<text:line-break/>хэч понд, скупает города (<text:span text:style-name="T10">хэч фонд</text:span>)-установление монополии земли строениями</text:p>
      <text:p text:style-name="P8">превращает людей в арендаторав, ты не можешь купить, монополия на проживание. С точки зрения тоталитаризма это новая угроза(в канаде китайцы скупают жилье, канадцам негде жить)</text:p>
      <text:p text:style-name="P9">У многих стран нет защиты против интервенции других стран с деньгами, появляется ситуация когда жителям страны ничег оне принадлежит, а принадлежит какому-либо экономическому агрессору. (Дерибаска в харватии скупал земли)</text:p>
      <text:p text:style-name="P6">Земля не может принадлежать иностранцам(идея) анализ делать именно с этой точки зрения</text:p>
      <text:p text:style-name="P6"><text:soft-page-break/>рассматривать со стороны не защиты людей, а со стороны какие проблемы присутствуют в конституции, какие угрозы</text:p>
      <text:p text:style-name="P4"/>
      <text:p text:style-name="P4"><text:line-break/>Бил Гейтс-скупает фермерские земли-фермеры превращаются в наемных рабочих.<text:line-break/></text:p>
      <text:p text:style-name="P4"/>
      <text:p text:style-name="P4"/>
      <text:p text:style-name="P4"/>
      <text:p text:style-name="P4"/>
      <text:p text:style-name="P4"/>
      <text:p text:style-name="P4">Система обучения. Публичне школы финансирующиеся гос-ом. Дети ходят в школу не в ту которую хотят, а по прописке. Профсоюзы не заинтересованы в улучшении. Профсоюз=манипуляция жителями.<text:line-break/>Профсоюз против идеи ребенок=деньги, куда хотят туда и идут.<text:line-break/>Государство хочет контролировать людей, в форме не отказа от чего либо.<text:line-break/><text:span text:style-name="T15">4 поправка-полиция пользуется для зарабатывания денег( в 16 году заработали 2.5 млрд)</text:span></text:p>
      <text:p text:style-name="P5">Мораль-есть лазейки, есть бюрократы</text:p>
      <text:p text:style-name="P5">бюрократам хорошо значит людям нет.</text:p>
      <text:p text:style-name="P5"/>
      <text:p text:style-name="P5"/>
      <text:p text:style-name="P5">2ая поправка сша. Пишутся верхнеуровневым описанием проблемы. Разные штаты-разный текст(запятые не там где надо-смысл другой) 200 лет суд по интерпритации поправки.</text:p>
      <text:p text:style-name="P5"/>
      <text:p text:style-name="P7">Процесс п оконфискации оружия(якобы в поправке говорится о мушкетах, а не о винтовках: </text:p>
      <text:p text:style-name="P7">«штат вирджиния сдайте оружие», народ стал «терять» оружие</text:p>
      <text:p text:style-name="P7">Государство не знает кто сколько оружия имеет, так как запрещено спрашивать персональные данные при продаже оружия. Пытаются ввести правила при которых люди сами будут отказываться от права владения оружием.</text:p>
      <text:p text:style-name="P8">Поправка 13 года: 16 поправка-федеральный подоходный налог. Федеральные бюрократы получили источник дохода. Политика избирательного права только для федералов(идея для демократов) ------------<text:span text:style-name="T11">пример москва больше чем россия </text:span></text:p>
      <text:p text:style-name="P8"><text:span text:style-name="T11">Налоги создают в государтсве бюрократическую прослойку с целью чем <text:s/>больше налогов тем лучше, хотят сделать как в россии, в калифорнни это почти реализовано(маск уезал в техас из-за налогов)<text:line-break/></text:span></text:p>
      <text:p text:style-name="P8"><text:span text:style-name="T11">вторая поправка пытьается реализовать в чехии</text:span></text:p>
      <text:p text:style-name="P8"><text:span text:style-name="T11"/></text:p>
      <text:p text:style-name="P8"><text:soft-page-break/><text:span text:style-name="T11"/></text:p>
      <text:p text:style-name="P8"><text:span text:style-name="T11">Ветви власти в сша не действует как надо, нет независимости</text:span></text:p>
      <text:p text:style-name="P8"><text:span text:style-name="T11"/></text:p>
      <text:p text:style-name="P8"><text:span text:style-name="T11"/></text:p>
      <text:p text:style-name="P8"><text:span text:style-name="T11">берега=имущество народа, в сша нашли лазейку термин «линия берега»</text:span></text:p>
      <text:p text:style-name="P8"><text:span text:style-name="T11">интепритация=проблема, смысла в верхнеуровненом писании тоже нет, так как нет информации по противодействию </text:span></text:p>
      <text:p text:style-name="P8"><text:span text:style-name="T11">Косвенная проблема-</text:span><text:span text:style-name="T18">Федерализация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ново</meta:initial-creator>
    <meta:editing-cycles>5</meta:editing-cycles>
    <meta:creation-date>2021-08-26T20:16:00</meta:creation-date>
    <dc:date>2021-08-31T14:11:09.170000000</dc:date>
    <meta:editing-duration>PT2H27M47S</meta:editing-duration>
    <meta:generator>Free_File_Viewers/6.2.3.2$Windows_x86 LibreOffice_project/</meta:generator>
    <meta:document-statistic meta:table-count="0" meta:image-count="0" meta:object-count="0" meta:page-count="6" meta:paragraph-count="129" meta:word-count="1478" meta:character-count="11163" meta:non-whitespace-character-count="949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